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"/>
  <manifest:file-entry manifest:full-path="ObjectReplacements/Object 55" manifest:media-type=""/>
  <manifest:file-entry manifest:full-path="ObjectReplacements/Object 63" manifest:media-type=""/>
  <manifest:file-entry manifest:full-path="ObjectReplacements/Object 56" manifest:media-type=""/>
  <manifest:file-entry manifest:full-path="ObjectReplacements/Object 62" manifest:media-type=""/>
  <manifest:file-entry manifest:full-path="ObjectReplacements/Object 57" manifest:media-type=""/>
  <manifest:file-entry manifest:full-path="ObjectReplacements/Object 61" manifest:media-type=""/>
  <manifest:file-entry manifest:full-path="ObjectReplacements/Object 58" manifest:media-type=""/>
  <manifest:file-entry manifest:full-path="ObjectReplacements/Object 60" manifest:media-type=""/>
  <manifest:file-entry manifest:full-path="ObjectReplacements/Object 59" manifest:media-type=""/>
  <manifest:file-entry manifest:full-path="ObjectReplacements/Object 7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Tex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Karno_5f_1" style:base-cell-address="Sheet1.C3"/>
    </style:style>
    <style:style style:name="ce21" style:family="table-cell" style:parent-style-name="Tex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  <style:map style:condition="cell-content()=&quot;1&quot;" style:apply-style-name="Karno_5f_1" style:base-cell-address="Sheet1.C3"/>
    </style:style>
    <style:style style:name="ce16" style:family="table-cell" style:parent-style-name="Tex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=&quot;1&quot;" style:apply-style-name="Karno_5f_1" style:base-cell-address="Sheet1.C3"/>
    </style:style>
    <style:style style:name="ce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  <style:map style:condition="cell-content()=&quot;1&quot;" style:apply-style-name="Karno_5f_1" style:base-cell-address="Sheet1.C3"/>
    </style:style>
    <style:style style:name="ce18" style:family="table-cell" style:parent-style-name="Tex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Tex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  <style:map style:condition="cell-content()=&quot;1&quot;" style:apply-style-name="Karno_5f_1" style:base-cell-address="Sheet1.C3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embedded object (OLE) 4" draw:style-name="gr1" draw:text-style-name="P1" svg:width="0.5795in" svg:height="0.2087in" svg:x="1.5138in" svg:y="0.037in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embedded object (OLE) 5" draw:style-name="gr1" draw:text-style-name="P1" svg:width="0.4465in" svg:height="0.2087in" draw:transform="rotate (1.5707963267949) translate (0.0374015748031496in 1.32834645669291in)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embedded object (OLE) 6" draw:style-name="gr1" draw:text-style-name="P1" svg:width="0.2646in" svg:height="0.2087in" svg:x="0.1661in" svg:y="0.1862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embedded object (OLE) 4" draw:style-name="gr1" draw:text-style-name="P1" svg:width="0.5795in" svg:height="0.2087in" svg:x="1.5138in" svg:y="2.137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embedded object (OLE) 5" draw:style-name="gr1" draw:text-style-name="P1" svg:width="0.4465in" svg:height="0.2087in" draw:transform="rotate (1.5707963267949) translate (0.0374015748031496in 3.42834645669291in)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embedded object (OLE) 6" draw:style-name="gr1" draw:text-style-name="P1" svg:width="0.265in" svg:height="0.2087in" svg:x="0.1661in" svg:y="2.2862in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name="embedded object (OLE) 4" draw:style-name="gr1" draw:text-style-name="P1" svg:width="0.5795in" svg:height="0.2087in" svg:x="1.5138in" svg:y="4.237in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name="embedded object (OLE) 5" draw:style-name="gr1" draw:text-style-name="P1" svg:width="0.4465in" svg:height="0.2087in" draw:transform="rotate (1.5707963267949) translate (0.0374015748031496in 5.52834645669291in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name="embedded object (OLE) 6" draw:style-name="gr1" draw:text-style-name="P1" svg:width="0.2657in" svg:height="0.2087in" svg:x="0.1661in" svg:y="4.3862in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name="embedded object (OLE) 4" draw:style-name="gr1" draw:text-style-name="P1" svg:width="0.5795in" svg:height="0.2087in" svg:x="1.5138in" svg:y="6.337in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name="embedded object (OLE) 5" draw:style-name="gr1" draw:text-style-name="P1" svg:width="0.4465in" svg:height="0.2087in" draw:transform="rotate (1.5707963267949) translate (0.0374015748031496in 7.62834645669291in)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name="embedded object (OLE) 6" draw:style-name="gr1" draw:text-style-name="P1" svg:width="0.2709in" svg:height="0.2087in" svg:x="0.1661in" svg:y="6.4862in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name="embedded object (OLE) 7" draw:style-name="gr1" draw:text-style-name="P1" svg:width="3.213in" svg:height="0.2087in" svg:x="3.2949in" svg:y="6.3in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3" draw:name="embedded object (OLE) 3" draw:style-name="gr1" draw:text-style-name="P1" svg:width="5.0697in" svg:height="0.2087in" svg:x="3.2949in" svg:y="4.2in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4" draw:name="embedded object (OLE) 2" draw:style-name="gr1" draw:text-style-name="P1" svg:width="3.3276in" svg:height="0.2087in" svg:x="3.2945in" svg:y="2.1in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5" draw:name="embedded object (OLE) 1" draw:style-name="gr1" draw:text-style-name="P1" svg:width="2.628in" svg:height="0.2087in" svg:x="3.2949in" svg:y="0in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6" draw:name="embedded object (OLE) 5" draw:style-name="gr1" draw:text-style-name="P1" svg:width="0.4465in" svg:height="0.2087in" draw:transform="rotate (1.5707963267949) translate (0.0374015748031496in 9.72834645669291in)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name="embedded object (OLE) 6" draw:style-name="gr1" draw:text-style-name="P1" svg:width="0.2331in" svg:height="0.2087in" svg:x="0.1661in" svg:y="8.5862in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name="embedded object (OLE) 8" draw:style-name="gr1" draw:text-style-name="P1" svg:width="0.4528in" svg:height="0.2087in" svg:x="0.9012in" svg:y="8.4409in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name="embedded object (OLE) 5" draw:style-name="gr1" draw:text-style-name="P1" svg:width="0.4465in" svg:height="0.2087in" draw:transform="rotate (1.5707963267949) translate (0.0374015748031496in 11.8283464566929in)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name="embedded object (OLE) 6" draw:style-name="gr1" draw:text-style-name="P1" svg:width="0.2311in" svg:height="0.2087in" svg:x="0.1661in" svg:y="10.6862in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name="embedded object (OLE) 8" draw:style-name="gr1" draw:text-style-name="P1" svg:width="0.4528in" svg:height="0.2087in" svg:x="0.9012in" svg:y="10.5409in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2" draw:name="embedded object (OLE) 5" draw:style-name="gr1" draw:text-style-name="P1" svg:width="0.4465in" svg:height="0.2087in" draw:transform="rotate (1.5707963267949) translate (0.0374015748031496in 13.9283464566929in)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3" draw:name="embedded object (OLE) 6" draw:style-name="gr1" draw:text-style-name="P1" svg:width="0.2331in" svg:height="0.2087in" svg:x="0.1661in" svg:y="12.7862in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24" draw:name="embedded object (OLE) 8" draw:style-name="gr1" draw:text-style-name="P1" svg:width="0.4528in" svg:height="0.2087in" svg:x="0.9012in" svg:y="12.6409in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25" draw:name="embedded object (OLE) 5" draw:style-name="gr1" draw:text-style-name="P1" svg:width="0.4465in" svg:height="0.2087in" draw:transform="rotate (1.5707963267949) translate (0.0374015748031496in 16.0283464566929in)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6" draw:name="embedded object (OLE) 6" draw:style-name="gr1" draw:text-style-name="P1" svg:width="0.237in" svg:height="0.2087in" svg:x="0.1661in" svg:y="14.8862in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27" draw:name="embedded object (OLE) 8" draw:style-name="gr1" draw:text-style-name="P1" svg:width="0.4528in" svg:height="0.2087in" svg:x="0.9012in" svg:y="14.7409in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28" draw:name="embedded object (OLE) 5" draw:style-name="gr1" draw:text-style-name="P1" svg:width="0.4465in" svg:height="0.2087in" draw:transform="rotate (1.5707963267949) translate (0.0374015748031496in 18.1283464566929in)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29" draw:name="embedded object (OLE) 6" draw:style-name="gr1" draw:text-style-name="P1" svg:width="0.2331in" svg:height="0.2087in" svg:x="0.1661in" svg:y="16.9862in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30" draw:name="embedded object (OLE) 8" draw:style-name="gr1" draw:text-style-name="P1" svg:width="0.4528in" svg:height="0.2087in" svg:x="0.9012in" svg:y="16.8409in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1" draw:name="embedded object (OLE) 5" draw:style-name="gr1" draw:text-style-name="P1" svg:width="0.4465in" svg:height="0.2087in" draw:transform="rotate (1.5707963267949) translate (0.0374015748031496in 20.2283464566929in)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32" draw:name="embedded object (OLE) 6" draw:style-name="gr1" draw:text-style-name="P1" svg:width="0.2331in" svg:height="0.2087in" svg:x="0.1661in" svg:y="19.0862in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33" draw:name="embedded object (OLE) 8" draw:style-name="gr1" draw:text-style-name="P1" svg:width="0.4528in" svg:height="0.2087in" svg:x="0.9012in" svg:y="18.9409in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34" draw:name="embedded object (OLE) 5" draw:style-name="gr1" draw:text-style-name="P1" svg:width="0.4465in" svg:height="0.2087in" draw:transform="rotate (1.5707963267949) translate (0.0374015748031496in 22.3283464566929in)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35" draw:name="embedded object (OLE) 6" draw:style-name="gr1" draw:text-style-name="P1" svg:width="0.2331in" svg:height="0.2087in" svg:x="0.1661in" svg:y="21.1862in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36" draw:name="embedded object (OLE) 8" draw:style-name="gr1" draw:text-style-name="P1" svg:width="0.4528in" svg:height="0.2087in" svg:x="0.9012in" svg:y="21.0409in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37" draw:name="embedded object (OLE) 9" draw:style-name="gr1" draw:text-style-name="P1" svg:width="1.9728in" svg:height="0.2087in" svg:x="2.0894in" svg:y="8.4in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8" draw:name="embedded object (OLE) 10" draw:style-name="gr1" draw:text-style-name="P1" svg:width="1.3516in" svg:height="0.2087in" svg:x="2.0894in" svg:y="10.5in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39" draw:name="embedded object (OLE) 11" draw:style-name="gr1" draw:text-style-name="P1" svg:width="3.5181in" svg:height="0.2087in" svg:x="2.0894in" svg:y="12.6in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40" draw:name="embedded object (OLE) 12" draw:style-name="gr1" draw:text-style-name="P1" svg:width="1.6374in" svg:height="0.2087in" svg:x="2.0894in" svg:y="14.7in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41" draw:name="embedded object (OLE) 13" draw:style-name="gr1" draw:text-style-name="P1" svg:width="2.6185in" svg:height="0.2087in" svg:x="2.0894in" svg:y="16.8in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42" draw:name="embedded object (OLE) 14" draw:style-name="gr1" draw:text-style-name="P1" svg:width="2.2488in" svg:height="0.2087in" svg:x="2.0894in" svg:y="18.9in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43" draw:name="embedded object (OLE) 15" draw:style-name="gr1" draw:text-style-name="P1" svg:width="2.5492in" svg:height="0.2087in" svg:x="2.0894in" svg:y="21in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44" draw:name="embedded object (OLE) 16" draw:style-name="gr1" draw:text-style-name="P1" svg:width="0.2539in" svg:height="0.2087in" svg:x="3.3in" svg:y="0.3in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45" draw:name="embedded object (OLE) 17" draw:style-name="gr1" draw:text-style-name="P1" svg:width="0.2539in" svg:height="0.2087in" svg:x="3.2953in" svg:y="0.9in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46" draw:name="embedded object (OLE) 18" draw:style-name="gr1" draw:text-style-name="P1" svg:width="0.2551in" svg:height="0.2087in" svg:x="3.2953in" svg:y="1.5in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47" draw:name="embedded object (OLE) 21" draw:style-name="gr1" draw:text-style-name="P1" svg:width="0.2543in" svg:height="0.2087in" svg:x="3.2953in" svg:y="0.6in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48" draw:name="embedded object (OLE) 19" draw:style-name="gr1" draw:text-style-name="P1" svg:width="0.2602in" svg:height="0.2087in" svg:x="3.8941in" svg:y="0.6in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49" draw:name="embedded object (OLE) 22" draw:style-name="gr1" draw:text-style-name="P1" svg:width="0.2543in" svg:height="0.2087in" svg:x="3.2949in" svg:y="1.2in">
            <draw:object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50" draw:name="embedded object (OLE) 20" draw:style-name="gr1" draw:text-style-name="P1" svg:width="0.1878in" svg:height="0.185in" svg:x="3.8941in" svg:y="1.2in">
            <draw:object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51" draw:name="embedded object (OLE) 25" draw:style-name="gr1" draw:text-style-name="P1" svg:width="0.1882in" svg:height="0.185in" svg:x="3.8937in" svg:y="1.5in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52" draw:name="embedded object (OLE) 24" draw:style-name="gr1" draw:text-style-name="P1" svg:width="0.2606in" svg:height="0.2087in" svg:x="3.8937in" svg:y="0.9in">
            <draw:object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  <draw:frame draw:z-index="53" draw:name="embedded object (OLE) 23" draw:style-name="gr1" draw:text-style-name="P1" svg:width="0.2551in" svg:height="0.2087in" svg:x="3.8937in" svg:y="0.3in">
            <draw:object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54" draw:name="embedded object (OLE) 16" draw:style-name="gr1" draw:text-style-name="P1" svg:width="0.2539in" svg:height="0.2087in" svg:x="3.6in" svg:y="4.5in">
            <draw:object xlink:href="./Object 64" xlink:type="simple" xlink:show="embed" xlink:actuate="onLoad">
              <loext:p/>
            </draw:object>
            <draw:image xlink:href="./ObjectReplacements/Object 64" xlink:type="simple" xlink:show="embed" xlink:actuate="onLoad"/>
          </draw:frame>
          <draw:frame draw:z-index="55" draw:name="embedded object (OLE) 23" draw:style-name="gr1" draw:text-style-name="P1" svg:width="0.2551in" svg:height="0.2087in" svg:x="4.1937in" svg:y="4.5in">
            <draw:object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56" draw:name="embedded object (OLE) 17" draw:style-name="gr1" draw:text-style-name="P1" svg:width="0.2539in" svg:height="0.2087in" svg:x="3.5953in" svg:y="5.1in">
            <draw:object xlink:href="./Object 63" xlink:type="simple" xlink:show="embed" xlink:actuate="onLoad">
              <loext:p/>
            </draw:object>
            <draw:image xlink:href="./ObjectReplacements/Object 63" xlink:type="simple" xlink:show="embed" xlink:actuate="onLoad"/>
          </draw:frame>
          <draw:frame draw:z-index="57" draw:name="embedded object (OLE) 24" draw:style-name="gr1" draw:text-style-name="P1" svg:width="0.2606in" svg:height="0.2087in" svg:x="4.1937in" svg:y="5.1in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58" draw:name="embedded object (OLE) 18" draw:style-name="gr1" draw:text-style-name="P1" svg:width="0.2551in" svg:height="0.2087in" svg:x="3.5953in" svg:y="5.7in">
            <draw:object xlink:href="./Object 62" xlink:type="simple" xlink:show="embed" xlink:actuate="onLoad">
              <loext:p/>
            </draw:object>
            <draw:image xlink:href="./ObjectReplacements/Object 62" xlink:type="simple" xlink:show="embed" xlink:actuate="onLoad"/>
          </draw:frame>
          <draw:frame draw:z-index="59" draw:name="embedded object (OLE) 25" draw:style-name="gr1" draw:text-style-name="P1" svg:width="0.1882in" svg:height="0.185in" svg:x="4.1937in" svg:y="5.7in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60" draw:name="embedded object (OLE) 21" draw:style-name="gr1" draw:text-style-name="P1" svg:width="0.2543in" svg:height="0.2087in" svg:x="3.5953in" svg:y="4.8in">
            <draw:object xlink:href="./Object 61" xlink:type="simple" xlink:show="embed" xlink:actuate="onLoad">
              <loext:p/>
            </draw:object>
            <draw:image xlink:href="./ObjectReplacements/Object 61" xlink:type="simple" xlink:show="embed" xlink:actuate="onLoad"/>
          </draw:frame>
          <draw:frame draw:z-index="61" draw:name="embedded object (OLE) 20" draw:style-name="gr1" draw:text-style-name="P1" svg:width="0.1878in" svg:height="0.185in" svg:x="4.1941in" svg:y="5.4in">
            <draw:object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62" draw:name="embedded object (OLE) 19" draw:style-name="gr1" draw:text-style-name="P1" svg:width="0.2602in" svg:height="0.2087in" svg:x="4.1941in" svg:y="4.8in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  <draw:frame draw:z-index="63" draw:name="embedded object (OLE) 22" draw:style-name="gr1" draw:text-style-name="P1" svg:width="0.2543in" svg:height="0.2087in" svg:x="3.5949in" svg:y="5.4in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64" draw:name="embedded object (OLE) 25" draw:style-name="gr1" draw:text-style-name="P1" svg:width="0.1882in" svg:height="0.185in" svg:x="3.0465in" svg:y="9.9224in">
            <draw:object xlink:href="./Object 70" xlink:type="simple" xlink:show="embed" xlink:actuate="onLoad">
              <loext:p/>
            </draw:object>
            <draw:image xlink:href="./ObjectReplacements/Object 70" xlink:type="simple" xlink:show="embed" xlink:actuate="onLoad"/>
          </draw:frame>
          <draw:frame draw:z-index="65" draw:name="embedded object (OLE) 20" draw:style-name="gr1" draw:text-style-name="P1" svg:width="0.1878in" svg:height="0.185in" svg:x="3.0394in" svg:y="9.6488in">
            <draw:object xlink:href="./Object 72" xlink:type="simple" xlink:show="embed" xlink:actuate="onLoad">
              <loext:p/>
            </draw:object>
            <draw:image xlink:href="./ObjectReplacements/Object 72" xlink:type="simple" xlink:show="embed" xlink:actuate="onLoad"/>
          </draw:frame>
          <draw:frame draw:z-index="66" draw:name="embedded object (OLE) 5" draw:style-name="gr1" draw:text-style-name="P1" svg:width="0.2646in" svg:height="0.2087in" draw:transform="rotate (1.5707963267949) translate (0.33740157480315in 27.053937007874in)">
            <draw:object xlink:href="./Object 135" xlink:type="simple" xlink:show="embed" xlink:actuate="onLoad">
              <loext:p/>
            </draw:object>
            <draw:image xlink:href="./ObjectReplacements/Object 135" xlink:type="simple" xlink:show="embed" xlink:actuate="onLoad"/>
          </draw:frame>
          <draw:frame draw:z-index="67" draw:name="embedded object (OLE) 6" draw:style-name="gr1" draw:text-style-name="P1" svg:width="0.2331in" svg:height="0.124in" svg:x="0.4661in" svg:y="26.3768in">
            <draw:object xlink:href="./Object 136" xlink:type="simple" xlink:show="embed" xlink:actuate="onLoad">
              <loext:p/>
            </draw:object>
            <draw:image xlink:href="./ObjectReplacements/Object 136" xlink:type="simple" xlink:show="embed" xlink:actuate="onLoad"/>
          </draw:frame>
          <draw:frame draw:z-index="68" draw:name="embedded object (OLE) 8" draw:style-name="gr1" draw:text-style-name="P1" svg:width="0.4528in" svg:height="0.1236in" svg:x="1.2012in" svg:y="26.2909in">
            <draw:object xlink:href="./Object 137" xlink:type="simple" xlink:show="embed" xlink:actuate="onLoad">
              <loext:p/>
            </draw:object>
            <draw:image xlink:href="./ObjectReplacements/Object 137" xlink:type="simple" xlink:show="embed" xlink:actuate="onLoad"/>
          </draw:frame>
          <draw:frame draw:z-index="69" draw:name="embedded object (OLE) 25" draw:style-name="gr1" draw:text-style-name="P1" svg:width="0.1882in" svg:height="0.185in" svg:x="3.0465in" svg:y="12.0224in">
            <draw:object xlink:href="./Object 65" xlink:type="simple" xlink:show="embed" xlink:actuate="onLoad">
              <loext:p/>
            </draw:object>
            <draw:image xlink:href="./ObjectReplacements/Object 65" xlink:type="simple" xlink:show="embed" xlink:actuate="onLoad"/>
          </draw:frame>
          <draw:frame draw:z-index="70" draw:name="embedded object (OLE) 20" draw:style-name="gr1" draw:text-style-name="P1" svg:width="0.1878in" svg:height="0.185in" svg:x="3.0394in" svg:y="11.7488in">
            <draw:object xlink:href="./Object 66" xlink:type="simple" xlink:show="embed" xlink:actuate="onLoad">
              <loext:p/>
            </draw:object>
            <draw:image xlink:href="./ObjectReplacements/Object 66" xlink:type="simple" xlink:show="embed" xlink:actuate="onLoad"/>
          </draw:frame>
          <draw:frame draw:z-index="71" draw:name="embedded object (OLE) 25" draw:style-name="gr1" draw:text-style-name="P1" svg:width="0.1882in" svg:height="0.185in" svg:x="3.0465in" svg:y="14.1224in">
            <draw:object xlink:href="./Object 67" xlink:type="simple" xlink:show="embed" xlink:actuate="onLoad">
              <loext:p/>
            </draw:object>
            <draw:image xlink:href="./ObjectReplacements/Object 67" xlink:type="simple" xlink:show="embed" xlink:actuate="onLoad"/>
          </draw:frame>
          <draw:frame draw:z-index="72" draw:name="embedded object (OLE) 20" draw:style-name="gr1" draw:text-style-name="P1" svg:width="0.1878in" svg:height="0.185in" svg:x="3.0394in" svg:y="13.8488in">
            <draw:object xlink:href="./Object 68" xlink:type="simple" xlink:show="embed" xlink:actuate="onLoad">
              <loext:p/>
            </draw:object>
            <draw:image xlink:href="./ObjectReplacements/Object 68" xlink:type="simple" xlink:show="embed" xlink:actuate="onLoad"/>
          </draw:frame>
          <draw:frame draw:z-index="73" draw:name="embedded object (OLE) 25" draw:style-name="gr1" draw:text-style-name="P1" svg:width="0.1882in" svg:height="0.185in" svg:x="3.0465in" svg:y="16.2224in">
            <draw:object xlink:href="./Object 69" xlink:type="simple" xlink:show="embed" xlink:actuate="onLoad">
              <loext:p/>
            </draw:object>
            <draw:image xlink:href="./ObjectReplacements/Object 69" xlink:type="simple" xlink:show="embed" xlink:actuate="onLoad"/>
          </draw:frame>
          <draw:frame draw:z-index="74" draw:name="embedded object (OLE) 20" draw:style-name="gr1" draw:text-style-name="P1" svg:width="0.1878in" svg:height="0.185in" svg:x="3.0394in" svg:y="15.9488in">
            <draw:object xlink:href="./Object 71" xlink:type="simple" xlink:show="embed" xlink:actuate="onLoad">
              <loext:p/>
            </draw:object>
            <draw:image xlink:href="./ObjectReplacements/Object 71" xlink:type="simple" xlink:show="embed" xlink:actuate="onLoad"/>
          </draw:frame>
          <draw:frame draw:z-index="75" draw:name="embedded object (OLE) 25" draw:style-name="gr1" draw:text-style-name="P1" svg:width="0.1882in" svg:height="0.185in" svg:x="3.0465in" svg:y="18.3224in">
            <draw:object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  <draw:frame draw:z-index="76" draw:name="embedded object (OLE) 20" draw:style-name="gr1" draw:text-style-name="P1" svg:width="0.1878in" svg:height="0.185in" svg:x="3.0394in" svg:y="18.0488in">
            <draw:object xlink:href="./Object 74" xlink:type="simple" xlink:show="embed" xlink:actuate="onLoad">
              <loext:p/>
            </draw:object>
            <draw:image xlink:href="./ObjectReplacements/Object 74" xlink:type="simple" xlink:show="embed" xlink:actuate="onLoad"/>
          </draw:frame>
          <draw:frame draw:z-index="77" draw:name="embedded object (OLE) 25" draw:style-name="gr1" draw:text-style-name="P1" svg:width="0.1882in" svg:height="0.185in" svg:x="3.0465in" svg:y="20.4224in">
            <draw:object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  <draw:frame draw:z-index="78" draw:name="embedded object (OLE) 20" draw:style-name="gr1" draw:text-style-name="P1" svg:width="0.1878in" svg:height="0.185in" svg:x="3.0394in" svg:y="20.1488in">
            <draw:object xlink:href="./Object 76" xlink:type="simple" xlink:show="embed" xlink:actuate="onLoad">
              <loext:p/>
            </draw:object>
            <draw:image xlink:href="./ObjectReplacements/Object 76" xlink:type="simple" xlink:show="embed" xlink:actuate="onLoad"/>
          </draw:frame>
          <draw:frame draw:z-index="79" draw:name="embedded object (OLE) 25" draw:style-name="gr1" draw:text-style-name="P1" svg:width="0.1882in" svg:height="0.185in" svg:x="3.0465in" svg:y="22.5224in">
            <draw:object xlink:href="./Object 77" xlink:type="simple" xlink:show="embed" xlink:actuate="onLoad">
              <loext:p/>
            </draw:object>
            <draw:image xlink:href="./ObjectReplacements/Object 77" xlink:type="simple" xlink:show="embed" xlink:actuate="onLoad"/>
          </draw:frame>
          <draw:frame draw:z-index="80" draw:name="embedded object (OLE) 20" draw:style-name="gr1" draw:text-style-name="P1" svg:width="0.1878in" svg:height="0.185in" svg:x="3.0394in" svg:y="22.2488in">
            <draw:object xlink:href="./Object 78" xlink:type="simple" xlink:show="embed" xlink:actuate="onLoad">
              <loext:p/>
            </draw:object>
            <draw:image xlink:href="./ObjectReplacements/Object 78" xlink:type="simple" xlink:show="embed" xlink:actuate="onLoad"/>
          </draw:frame>
        </table:shapes>
        <table:table-column table:style-name="co1" table:default-cell-style-name="ce8"/>
        <table:table-column table:style-name="co1" table:default-cell-style-name="ce6"/>
        <table:table-column table:style-name="co1" table:number-columns-repeated="4" table:default-cell-style-name="ce16"/>
        <table:table-column table:style-name="co1" table:number-columns-repeated="10" table:default-cell-style-name="Default"/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4" table:style-name="ce21" office:value-type="string" calcext:value-type="string">
            <text:p>1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5" table:style-name="ce20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0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5" table:style-name="ce21" office:value-type="string" calcext:value-type="string">
            <text:p>1</text:p>
          </table:table-cell>
          <table:table-cell table:style-name="ce20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8" table:style-name="ce20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3"/>
          <table:table-cell table:style-name="ce26" office:value-type="float" office:value="0" calcext:value-type="float">
            <text:p>0</text:p>
          </table:table-cell>
          <table:table-cell/>
          <table:table-cell table:style-name="ce26" office:value-type="float" office:value="5" calcext:value-type="float">
            <text:p>5</text:p>
          </table:table-cell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4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 table:style-name="ce16" office:value-type="string" calcext:value-type="string">
            <text:p>0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style-name="ce26"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number-columns-repeated="3"/>
          <table:table-cell table:style-name="ce26" office:value-type="float" office:value="2" calcext:value-type="float">
            <text:p>2</text:p>
          </table:table-cell>
          <table:table-cell/>
          <table:table-cell table:style-name="ce26"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table:style-name="ce16" office:value-type="string" calcext:value-type="string">
            <text:p>0</text:p>
          </table:table-cell>
          <table:table-cell table:number-columns-repeated="3"/>
          <table:table-cell table:style-name="ce26" office:value-type="float" office:value="3" calcext:value-type="float">
            <text:p>3</text:p>
          </table:table-cell>
          <table:table-cell/>
          <table:table-cell table:style-name="ce26"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table:style-name="ce16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3"/>
          <table:table-cell table:style-name="ce26" office:value-type="float" office:value="4" calcext:value-type="float">
            <text:p>4</text:p>
          </table:table-cell>
          <table:table-cell/>
          <table:table-cell table:style-name="ce26"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8" table:number-rows-spanned="1"/>
          <table:covered-table-cell table:number-columns-repeated="3" table:style-name="ce8"/>
          <table:covered-table-cell table:number-columns-repeated="4" table:style-name="ce4"/>
          <table:table-cell table:number-columns-repeated="6"/>
        </table:table-row>
        <table:table-row table:style-name="ro1">
          <table:covered-table-cell table:style-name="ce4"/>
          <table:covered-table-cell table:style-name="ce5"/>
          <table:table-cell table:style-name="ce12" office:value-type="string" calcext:value-type="string">
            <text:p>000</text:p>
          </table:table-cell>
          <table:table-cell table:style-name="ce12" office:value-type="string" calcext:value-type="string">
            <text:p>001</text:p>
          </table:table-cell>
          <table:table-cell table:style-name="ce12" office:value-type="string" calcext:value-type="string">
            <text:p>011</text:p>
          </table:table-cell>
          <table:table-cell table:style-name="ce12" office:value-type="string" calcext:value-type="string">
            <text:p>010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4" office:value-type="string" calcext:value-type="string">
            <text:p>1</text:p>
          </table:table-cell>
          <table:table-cell table:number-columns-repeated="4" table:style-name="ce16" office:value-type="string" calcext:value-type="string">
            <text:p>0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10"/>
        </table:table-row>
        <table:table-row table:style-name="ro1"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Q3’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3" table:number-columns-spanned="1" table:number-rows-spanned="4"/>
          <table:table-cell office:value-type="string" calcext:value-type="string">
            <text:p>00</text:p>
          </table:table-cell>
          <table:table-cell table:number-columns-repeated="2" table:style-name="ce18" office:value-type="string" calcext:value-type="string">
            <text:p>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1’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Q4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01</text:p>
          </table:table-cell>
          <table:table-cell table:number-columns-repeated="2" table:style-name="ce18" office:value-type="string" calcext:value-type="string">
            <text:p>1</text:p>
          </table:table-cell>
          <table:table-cell table:style-name="ce18" office:value-type="string" calcext:value-type="string">
            <text:p>0</text:p>
          </table:table-cell>
          <table:table-cell table:style-name="ce18" office:value-type="string" calcext:value-type="string">
            <text:p>1</text:p>
          </table:table-cell>
          <table:table-cell table:number-columns-repeated="2"/>
          <table:table-cell table:style-name="ce26" office:value-type="string" calcext:value-type="string">
            <text:p>Q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Q4’</text:p>
          </table:table-cell>
          <table:table-cell table:style-name="ce26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1</text:p>
          </table:table-cell>
          <table:table-cell table:number-columns-repeated="4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2’</text:p>
          </table:table-cell>
          <table:table-cell table:style-name="ce26" office:value-type="float" office:value="3" calcext:value-type="float">
            <text:p>3</text:p>
          </table:table-cell>
          <table:table-cell table:style-name="ce26"/>
          <table:table-cell table:style-name="ce2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10</text:p>
          </table:table-cell>
          <table:table-cell table:number-columns-repeated="2" table:style-name="ce18" office:value-type="string" calcext:value-type="string">
            <text:p>1</text:p>
          </table:table-cell>
          <table:table-cell table:number-columns-repeated="2" office:value-type="string" calcext:value-type="string">
            <text:p>–</text:p>
          </table:table-cell>
          <table:table-cell table:number-columns-repeated="2"/>
          <table:table-cell table:style-name="ce26" office:value-type="string" calcext:value-type="string">
            <text:p>Q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9" calcext:value-type="float">
            <text:p>9</text:p>
          </table:table-cell>
          <table:table-cell table:number-columns-repeated="4"/>
        </table:table-row>
        <table:table-row table:style-name="ro1" table:number-rows-repeated="8">
          <table:table-cell table:style-name="Default" table:number-columns-repeated="6"/>
          <table:table-cell table:number-columns-repeated="10"/>
        </table:table-row>
        <table:table-row table:style-name="ro2" table:number-rows-repeated="6"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Default"/>
          <table:table-cell table:style-name="ce1" table:number-columns-spanned="2" table:number-rows-spanned="2"/>
          <table:covered-table-cell table:style-name="ce4"/>
          <table:table-cell table:style-name="ce11" table:number-columns-spanned="4" table:number-rows-spanned="1"/>
          <table:covered-table-cell table:number-columns-repeated="3" table:style-name="ce8"/>
          <table:table-cell table:number-columns-repeated="9"/>
        </table:table-row>
        <table:table-row table:style-name="ro2">
          <table:table-cell table:style-name="Default"/>
          <table:covered-table-cell table:style-name="ce4"/>
          <table:covered-table-cell table:style-name="ce5"/>
          <table:table-cell table:style-name="ce23" office:value-type="string" calcext:value-type="string">
            <text:p>00</text:p>
          </table:table-cell>
          <table:table-cell table:style-name="ce23" office:value-type="string" calcext:value-type="string">
            <text:p>01</text:p>
          </table:table-cell>
          <table:table-cell table:style-name="ce23" office:value-type="string" calcext:value-type="string">
            <text:p>11</text:p>
          </table:table-cell>
          <table:table-cell table:style-name="ce23" office:value-type="string" calcext:value-type="string">
            <text:p>10</text:p>
          </table:table-cell>
          <table:table-cell table:number-columns-repeated="9"/>
        </table:table-row>
        <table:table-row table:style-name="ro2">
          <table:table-cell table:style-name="Default"/>
          <table:table-cell table:style-name="ce3" table:number-columns-spanned="1" table:number-rows-spanned="4"/>
          <table:table-cell table:style-name="ce6" office:value-type="string" calcext:value-type="string">
            <text:p>00</text:p>
          </table:table-cell>
          <table:table-cell table:number-columns-repeated="3" office:value-type="string" calcext:value-type="string">
            <text:p>1</text:p>
          </table:table-cell>
          <table:table-cell table:style-name="ce16" office:value-type="string" calcext:value-type="string">
            <text:p>1</text:p>
          </table:table-cell>
          <table:table-cell table:number-columns-repeated="9"/>
        </table:table-row>
        <table:table-row table:style-name="ro2">
          <table:table-cell table:style-name="Default"/>
          <table:covered-table-cell table:style-name="ce8"/>
          <table:table-cell table:style-name="ce6" office:value-type="string" calcext:value-type="string">
            <text:p>01</text:p>
          </table:table-cell>
          <table:table-cell table:number-columns-repeated="3" office:value-type="string" calcext:value-type="string">
            <text:p>1</text:p>
          </table:table-cell>
          <table:table-cell table:style-name="ce16" office:value-type="string" calcext:value-type="string">
            <text:p>1</text:p>
          </table:table-cell>
          <table:table-cell table:number-columns-repeated="9"/>
        </table:table-row>
        <table:table-row table:style-name="ro2">
          <table:table-cell table:style-name="Default"/>
          <table:covered-table-cell table:style-name="ce8"/>
          <table:table-cell table:style-name="ce6" office:value-type="string" calcext:value-type="string">
            <text:p>11</text:p>
          </table:table-cell>
          <table:table-cell table:number-columns-repeated="3" office:value-type="string" calcext:value-type="string">
            <text:p>–</text:p>
          </table:table-cell>
          <table:table-cell table:style-name="ce16" office:value-type="string" calcext:value-type="string">
            <text:p>–</text:p>
          </table:table-cell>
          <table:table-cell table:number-columns-repeated="9"/>
        </table:table-row>
        <table:table-row table:style-name="ro2">
          <table:table-cell table:style-name="Default"/>
          <table:covered-table-cell table:style-name="ce8"/>
          <table:table-cell table:style-name="ce6" office:value-type="string" calcext:value-type="string">
            <text:p>1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–</text:p>
          </table:table-cell>
          <table:table-cell table:style-name="ce16" office:value-type="string" calcext:value-type="string">
            <text:p>–</text:p>
          </table:table-cell>
          <table:table-cell table:number-columns-repeated="9"/>
        </table:table-row>
        <calcext:conditional-formats>
          <calcext:conditional-format calcext:target-range-address="Sheet1.C10:Sheet1.J13 Sheet1.C17:Sheet1.J20 Sheet1.C24:Sheet1.J27 Sheet1.C3:Sheet1.J6 Sheet1.C37:Sheet1.F40 Sheet1.C44:Sheet1.F47 Sheet1.C51:Sheet1.F54 Sheet1.C58:Sheet1.F61 Sheet1.C65:Sheet1.F68 Sheet1.C72:Sheet1.F72 Sheet1.D92:Sheet1.G96 Sheet1.C30:Sheet1.F34 Sheet1.C75:Sheet1.F75 Sheet1.E76:Sheet1.F76 Sheet1.E69:Sheet1.F69 Sheet1.E62:Sheet1.F62 Sheet1.E55:Sheet1.F55 Sheet1.E48:Sheet1.F48 Sheet1.E41:Sheet1.F41">
            <calcext:condition calcext:apply-style-name="Karno_1" calcext:value="=&quot;1&quot;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arno_5f_1" style:display-name="Karno_1" style:family="table-cell" style:parent-style-name="Good" style:data-style-name="N100">
      <style:table-cell-properties fo:background-color="#bbe33d" style:diagonal-bl-tr="none" style:diagonal-tl-br="none"/>
      <style:text-properties fo: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7:57:05.6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4:57:26.901000000</meta:creation-date>
    <dc:date>2022-04-21T17:59:46.610000000</dc:date>
    <meta:editing-duration>PT47M11S</meta:editing-duration>
    <meta:editing-cycles>10</meta:editing-cycles>
    <meta:generator>LibreOffice/7.3.0.3$Windows_X86_64 LibreOffice_project/0f246aa12d0eee4a0f7adcefbf7c878fc2238db3</meta:generator>
    <meta:document-statistic meta:table-count="1" meta:cell-count="514" meta:object-count="81"/>
  </office:meta>
</office:document-meta>
</file>

<file path=Object 1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10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11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12/content.xml><?xml version="1.0" encoding="utf-8"?>
<math xmlns="http://www.w3.org/1998/Math/MathML" display="block">
  <semantics>
    <msub>
      <mi>D</mi>
      <mn>4</mn>
    </msub>
    <annotation encoding="StarMath 5.0">D_{4}</annotation>
  </semantics>
</math>
</file>

<file path=Object 13/content.xml><?xml version="1.0" encoding="utf-8"?>
<math xmlns="http://www.w3.org/1998/Math/MathML" display="block">
  <semantics>
    <mrow>
      <mrow>
        <msub>
          <mi>D</mi>
          <mn>1</mn>
        </msub>
        <mo stretchy="false">=</mo>
        <msub>
          <mi>Q</mi>
          <mn>1</mn>
        </msub>
      </mrow>
      <mover accent="true">
        <msub>
          <mi>Q</mi>
          <mn>2</mn>
        </msub>
        <mo>¯</mo>
      </mover>
      <mrow>
        <mover accent="true">
          <msub>
            <mi>Q</mi>
            <mn>3</mn>
          </msub>
          <mo>¯</mo>
        </mover>
        <mo stretchy="false">∨</mo>
        <mover accent="true">
          <msub>
            <mi>Q</mi>
            <mn>2</mn>
          </msub>
          <mo>¯</mo>
        </mover>
      </mrow>
      <mover accent="true">
        <msub>
          <mi>Q</mi>
          <mn>4</mn>
        </msub>
        <mo>¯</mo>
      </mover>
      <mrow>
        <mover accent="true">
          <mi>Z</mi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sub>
        <mi>Q</mi>
        <mn>3</mn>
      </msub>
      <msub>
        <mi>Q</mi>
        <mn>4</mn>
      </msub>
      <mi>Z</mi>
    </mrow>
    <annotation encoding="StarMath 5.0">D_{ 1 } = Q_{ 1 } overline{ Q_{ 2 } } overline{ Q_{ 3 } } 
or overline{ Q_{ 2 } } overline{ Q_{ 4 } } overline { Z } 
or overline{ Q_{ 1 } } Q_{ 2 }  Q_{ 3 } Q_{ 4 } Z</annotation>
  </semantics>
</math>
</file>

<file path=Object 135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136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37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14/content.xml><?xml version="1.0" encoding="utf-8"?>
<math xmlns="http://www.w3.org/1998/Math/MathML" display="block">
  <semantics>
    <mrow>
      <mrow>
        <msub>
          <mi>D</mi>
          <mn>2</mn>
        </msub>
        <mo stretchy="false">=</mo>
        <mover accent="true">
          <msub>
            <mi>Q</mi>
            <mn>1</mn>
          </msub>
          <mo>¯</mo>
        </mover>
      </mrow>
      <mover accent="true">
        <msub>
          <mi>Q</mi>
          <mn>2</mn>
        </msub>
        <mo>¯</mo>
      </mover>
      <msub>
        <mi>Q</mi>
        <mn>3</mn>
      </msub>
      <msub>
        <mi>Q</mi>
        <mn>4</mn>
      </msub>
      <mrow>
        <mi>Z</mi>
        <mo stretchy="false">∨</mo>
        <mover accent="true">
          <msub>
            <mi>Q</mi>
            <mn>1</mn>
          </msub>
          <mo>¯</mo>
        </mover>
      </mrow>
      <msub>
        <mi>Q</mi>
        <mn>2</mn>
      </msub>
      <mrow>
        <mover accent="true">
          <msub>
            <mi>Q</mi>
            <mn>3</mn>
          </msub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row>
        <mover accent="true">
          <msub>
            <mi>Q</mi>
            <mn>4</mn>
          </msub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over accent="true">
        <mi>Z</mi>
        <mo>¯</mo>
      </mover>
    </mrow>
    <annotation encoding="StarMath 5.0">D_{ 2 } = overline{ Q_{ 1 } } overline{ Q_{ 2 } } Q_{ 3 } Q_{ 4 } Z or
overline{ Q_{ 1 } } Q_{ 2 } overline{ Q_{ 3 } } or
overline{ Q_{ 1 } } Q_{ 2 } overline{ Q_{ 4 } } or
overline{ Q_{ 1 } } Q_{ 2 } overline{ Z }</annotation>
  </semantics>
</math>
</file>

<file path=Object 15/content.xml><?xml version="1.0" encoding="utf-8"?>
<math xmlns="http://www.w3.org/1998/Math/MathML" display="block">
  <semantics>
    <mrow>
      <mrow>
        <msub>
          <mi>D</mi>
          <mn>3</mn>
        </msub>
        <mo stretchy="false">=</mo>
        <mover accent="true">
          <msub>
            <mi>Q</mi>
            <mn>1</mn>
          </msub>
          <mo>¯</mo>
        </mover>
      </mrow>
      <msub>
        <mi>Q</mi>
        <mn>3</mn>
      </msub>
      <msub>
        <mi>Q</mi>
        <mn>4</mn>
      </msub>
      <mrow>
        <mover accent="true">
          <mi>Z</mi>
          <mo>¯</mo>
        </mover>
        <mo stretchy="false">∨</mo>
        <mover accent="true">
          <msub>
            <mi>Q</mi>
            <mn>1</mn>
          </msub>
          <mo>¯</mo>
        </mover>
      </mrow>
      <msub>
        <mi>Q</mi>
        <mn>2</mn>
      </msub>
      <mover accent="true">
        <msub>
          <mi>Q</mi>
          <mn>3</mn>
        </msub>
        <mo>¯</mo>
      </mover>
      <msub>
        <mi>Q</mi>
        <mn>4</mn>
      </msub>
      <mrow>
        <mi>Z</mi>
        <mo stretchy="false">∨</mo>
        <mover accent="true">
          <msub>
            <mi>Q</mi>
            <mn>1</mn>
          </msub>
          <mo>¯</mo>
        </mover>
      </mrow>
      <msub>
        <mi>Q</mi>
        <mn>2</mn>
      </msub>
      <msub>
        <mi>Q</mi>
        <mn>3</mn>
      </msub>
      <mrow>
        <mover accent="true">
          <msub>
            <mi>Q</mi>
            <mn>4</mn>
          </msub>
          <mo>¯</mo>
        </mover>
        <mo stretchy="false">∨</mo>
        <msub>
          <mi>Q</mi>
          <mn>1</mn>
        </msub>
      </mrow>
      <mover accent="true">
        <msub>
          <mi>Q</mi>
          <mn>2</mn>
        </msub>
        <mo>¯</mo>
      </mover>
      <mover accent="true">
        <msub>
          <mi>Q</mi>
          <mn>3</mn>
        </msub>
        <mo>¯</mo>
      </mover>
      <msub>
        <mi>Q</mi>
        <mn>4</mn>
      </msub>
      <mrow>
        <mi>Z</mi>
        <mo stretchy="false">∨</mo>
        <msub>
          <mi>Q</mi>
          <mn>1</mn>
        </msub>
      </mrow>
      <mover accent="true">
        <msub>
          <mi>Q</mi>
          <mn>2</mn>
        </msub>
        <mo>¯</mo>
      </mover>
      <msub>
        <mi>Q</mi>
        <mn>3</mn>
      </msub>
      <msub>
        <mi>Q</mi>
        <mn>4</mn>
      </msub>
      <mover accent="true">
        <mi>Z</mi>
        <mo>¯</mo>
      </mover>
    </mrow>
    <annotation encoding="StarMath 5.0">D_{ 3 } =  overline{ Q_{ 1 } } Q_{ 3 } Q_{ 4 } overline{ Z }

 or overline{ Q_{ 1 } } Q_{ 2 } overline{ Q_{ 3 } } Q_{ 4 } Z
 
 or overline{ Q_{ 1 } } Q_{ 2 } Q_{ 3 } overline{ Q_{ 4 } }
 
 or Q_{ 1 } overline{ Q_{ 2 } } overline{ Q_{ 3 } } Q_{ 4 } Z
 
 or Q_{ 1 } overline{ Q_{ 2 } } Q_{ 3 } Q_{ 4 } overline{ Z }</annotation>
  </semantics>
</math>
</file>

<file path=Object 16/content.xml><?xml version="1.0" encoding="utf-8"?>
<math xmlns="http://www.w3.org/1998/Math/MathML" display="block">
  <semantics>
    <mrow>
      <mrow>
        <msub>
          <mi>D</mi>
          <mn>4</mn>
        </msub>
        <mo stretchy="false">=</mo>
        <mover accent="true">
          <msub>
            <mi>Q</mi>
            <mn>1</mn>
          </msub>
          <mo>¯</mo>
        </mover>
      </mrow>
      <msub>
        <mi>Q</mi>
        <mn>4</mn>
      </msub>
      <mrow>
        <mi>Z</mi>
        <mo stretchy="false">∨</mo>
        <mover accent="true">
          <msub>
            <mi>Q</mi>
            <mn>1</mn>
          </msub>
          <mo>¯</mo>
        </mover>
      </mrow>
      <msub>
        <mi>Q</mi>
        <mn>4</mn>
      </msub>
      <mrow>
        <mover accent="true">
          <mi>Z</mi>
          <mo>¯</mo>
        </mover>
        <mo stretchy="false">∨</mo>
        <mover accent="true">
          <msub>
            <mi>Q</mi>
            <mn>2</mn>
          </msub>
          <mo>¯</mo>
        </mover>
      </mrow>
      <mover accent="true">
        <msub>
          <mi>Q</mi>
          <mn>3</mn>
        </msub>
        <mo>¯</mo>
      </mover>
      <mover accent="true">
        <msub>
          <mi>Q</mi>
          <mn>4</mn>
        </msub>
        <mo>¯</mo>
      </mover>
      <mrow>
        <mi>Z</mi>
        <mo stretchy="false">∨</mo>
        <mover accent="true">
          <msub>
            <mi>Q</mi>
            <mn>2</mn>
          </msub>
          <mo>¯</mo>
        </mover>
      </mrow>
      <mover accent="true">
        <msub>
          <mi>Q</mi>
          <mn>3</mn>
        </msub>
        <mo>¯</mo>
      </mover>
      <msub>
        <mi>Q</mi>
        <mn>4</mn>
      </msub>
      <mover accent="true">
        <mi>Z</mi>
        <mo>¯</mo>
      </mover>
    </mrow>
    <annotation encoding="StarMath 5.0">D_{ 4 } =  overline{ Q_{ 1 } } Q_{ 4 } Z

 or overline{ Q_{ 1 } } Q_{ 4 } overline{ Z }
 
 or overline{ Q_{ 2 } } overline{ Q_{ 3 } } overline{ Q_{ 4 } } Z
 
 or overline{ Q_{ 2 } } overline{ Q_{ 3 } }  Q_{ 4 } overline{ Z }
</annotation>
  </semantics>
</math>
</file>

<file path=Object 17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18/content.xml><?xml version="1.0" encoding="utf-8"?>
<math xmlns="http://www.w3.org/1998/Math/MathML" display="block">
  <semantics>
    <msub>
      <mi>y</mi>
      <mn>1</mn>
    </msub>
    <annotation encoding="StarMath 5.0">y_{1}</annotation>
  </semantics>
</math>
</file>

<file path=Object 19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0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1/content.xml><?xml version="1.0" encoding="utf-8"?>
<math xmlns="http://www.w3.org/1998/Math/MathML" display="block">
  <semantics>
    <msub>
      <mi>y</mi>
      <mn>2</mn>
    </msub>
    <annotation encoding="StarMath 5.0">y_{2}</annotation>
  </semantics>
</math>
</file>

<file path=Object 22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3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4/content.xml><?xml version="1.0" encoding="utf-8"?>
<math xmlns="http://www.w3.org/1998/Math/MathML" display="block">
  <semantics>
    <msub>
      <mi>y</mi>
      <mn>3</mn>
    </msub>
    <annotation encoding="StarMath 5.0">y_{3}</annotation>
  </semantics>
</math>
</file>

<file path=Object 25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6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27/content.xml><?xml version="1.0" encoding="utf-8"?>
<math xmlns="http://www.w3.org/1998/Math/MathML" display="block">
  <semantics>
    <msub>
      <mi>y</mi>
      <mn>4</mn>
    </msub>
    <annotation encoding="StarMath 5.0">y_{4}</annotation>
  </semantics>
</math>
</file>

<file path=Object 28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29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3/content.xml><?xml version="1.0" encoding="utf-8"?>
<math xmlns="http://www.w3.org/1998/Math/MathML" display="block">
  <semantics>
    <msub>
      <mi>D</mi>
      <mn>1</mn>
    </msub>
    <annotation encoding="StarMath 5.0">D_{1}</annotation>
  </semantics>
</math>
</file>

<file path=Object 30/content.xml><?xml version="1.0" encoding="utf-8"?>
<math xmlns="http://www.w3.org/1998/Math/MathML" display="block">
  <semantics>
    <msub>
      <mi>y</mi>
      <mn>5</mn>
    </msub>
    <annotation encoding="StarMath 5.0">y_{5}</annotation>
  </semantics>
</math>
</file>

<file path=Object 31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32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33/content.xml><?xml version="1.0" encoding="utf-8"?>
<math xmlns="http://www.w3.org/1998/Math/MathML" display="block">
  <semantics>
    <msub>
      <mi>y</mi>
      <mn>6</mn>
    </msub>
    <annotation encoding="StarMath 5.0">y_{6}</annotation>
  </semantics>
</math>
</file>

<file path=Object 34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35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36/content.xml><?xml version="1.0" encoding="utf-8"?>
<math xmlns="http://www.w3.org/1998/Math/MathML" display="block">
  <semantics>
    <msub>
      <mi>y</mi>
      <mn>7</mn>
    </msub>
    <annotation encoding="StarMath 5.0">y_{7}</annotation>
  </semantics>
</math>
</file>

<file path=Object 37/content.xml><?xml version="1.0" encoding="utf-8"?>
<math xmlns="http://www.w3.org/1998/Math/MathML" display="block">
  <semantics>
    <mrow>
      <msub>
        <mi>Q</mi>
        <mn>3</mn>
      </msub>
      <msub>
        <mi>Q</mi>
        <mn>4</mn>
      </msub>
    </mrow>
    <annotation encoding="StarMath 5.0">Q_{3} Q_{4}</annotation>
  </semantics>
</math>
</file>

<file path=Object 38/content.xml><?xml version="1.0" encoding="utf-8"?>
<math xmlns="http://www.w3.org/1998/Math/MathML" display="block">
  <semantics>
    <mrow>
      <mrow>
        <msub>
          <mi>y</mi>
          <mn>1</mn>
        </msub>
        <mo stretchy="false">=</mo>
        <mi>Q</mi>
      </mrow>
      <mn>2</mn>
      <mrow>
        <mi>'</mi>
        <mo stretchy="false">+</mo>
        <mi>Q</mi>
      </mrow>
      <mn>3</mn>
      <mi>'</mi>
      <mi>Q</mi>
      <mn>4</mn>
      <mrow>
        <mi>'</mi>
        <mo stretchy="false">+</mo>
        <mi>Q</mi>
      </mrow>
      <mn>3</mn>
      <mi>Q</mi>
      <mn>4</mn>
    </mrow>
    <annotation encoding="StarMath 5.0">y_{ 1 } = Q2' + Q3'Q4' + Q3Q4</annotation>
  </semantics>
</math>
</file>

<file path=Object 39/content.xml><?xml version="1.0" encoding="utf-8"?>
<math xmlns="http://www.w3.org/1998/Math/MathML" display="block">
  <semantics>
    <mrow>
      <mrow>
        <msub>
          <mi>y</mi>
          <mn>2</mn>
        </msub>
        <mo stretchy="false">=</mo>
        <mi>Q</mi>
      </mrow>
      <mn>3</mn>
      <mrow>
        <mi>'</mi>
        <mo stretchy="false">+</mo>
        <mi>Q</mi>
      </mrow>
      <mrow>
        <mn>4</mn>
        <mo stretchy="false">+</mo>
        <mi>Q</mi>
      </mrow>
      <mn>2</mn>
    </mrow>
    <annotation encoding="StarMath 5.0">y_{ 2 } = Q3' + Q4 + Q2</annotation>
  </semantics>
</math>
</file>

<file path=Object 4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40/content.xml><?xml version="1.0" encoding="utf-8"?>
<math xmlns="http://www.w3.org/1998/Math/MathML" display="block">
  <semantics>
    <mrow>
      <mrow>
        <msub>
          <mi>y</mi>
          <mn>3</mn>
        </msub>
        <mo stretchy="false">=</mo>
        <mi>Q</mi>
      </mrow>
      <mn>2</mn>
      <mi>'</mi>
      <mi>Q</mi>
      <mn>4</mn>
      <mrow>
        <mi>'</mi>
        <mo stretchy="false">+</mo>
        <mi>Q</mi>
      </mrow>
      <mn>2</mn>
      <mi>'</mi>
      <mi>Q</mi>
      <mrow>
        <mn>3</mn>
        <mo stretchy="false">+</mo>
        <mi>Q</mi>
      </mrow>
      <mn>2</mn>
      <mi>Q</mi>
      <mn>3</mn>
      <mi>'</mi>
      <mi>Q</mi>
      <mrow>
        <mn>4</mn>
        <mo stretchy="false">+</mo>
        <mi>Q</mi>
      </mrow>
      <mn>3</mn>
      <mi>Q</mi>
      <mn>4</mn>
      <mrow>
        <mi>'</mi>
        <mo stretchy="false">+</mo>
        <mi>Q</mi>
      </mrow>
      <mn>1</mn>
    </mrow>
    <annotation encoding="StarMath 5.0">y_{ 3 } = Q2'Q4' + Q2'Q3 + Q2Q3'Q4 + Q3Q4' + Q1</annotation>
  </semantics>
</math>
</file>

<file path=Object 41/content.xml><?xml version="1.0" encoding="utf-8"?>
<math xmlns="http://www.w3.org/1998/Math/MathML" display="block">
  <semantics>
    <mrow>
      <mrow>
        <msub>
          <mi>y</mi>
          <mn>4</mn>
        </msub>
        <mo stretchy="false">=</mo>
        <mi>Q</mi>
      </mrow>
      <mn>2</mn>
      <mi>'</mi>
      <mi>Q</mi>
      <mn>4</mn>
      <mrow>
        <mi>'</mi>
        <mo stretchy="false">+</mo>
        <mi>Q</mi>
      </mrow>
      <mn>3</mn>
      <mi>Q</mi>
      <mn>4</mn>
      <mi>'</mi>
    </mrow>
    <annotation encoding="StarMath 5.0">y_{ 4 } = Q2'Q4' + Q3Q4'</annotation>
  </semantics>
</math>
</file>

<file path=Object 42/content.xml><?xml version="1.0" encoding="utf-8"?>
<math xmlns="http://www.w3.org/1998/Math/MathML" display="block">
  <semantics>
    <mrow>
      <mrow>
        <msub>
          <mi>y</mi>
          <mn>5</mn>
        </msub>
        <mo stretchy="false">=</mo>
        <mi>Q</mi>
      </mrow>
      <mn>3</mn>
      <mi>'</mi>
      <mi>Q</mi>
      <mn>4</mn>
      <mrow>
        <mi>'</mi>
        <mo stretchy="false">+</mo>
        <mi>Q</mi>
      </mrow>
      <mn>2</mn>
      <mi>Q</mi>
      <mn>3</mn>
      <mrow>
        <mi>'</mi>
        <mo stretchy="false">+</mo>
        <mi>Q</mi>
      </mrow>
      <mn>2</mn>
      <mi>Q</mi>
      <mn>4</mn>
      <mrow>
        <mi>'</mi>
        <mo stretchy="false">+</mo>
        <mi>Q</mi>
      </mrow>
      <mn>1</mn>
    </mrow>
    <annotation encoding="StarMath 5.0">y_{ 5 } = Q3'Q4' + Q2Q3' + Q2Q4' + Q1</annotation>
  </semantics>
</math>
</file>

<file path=Object 43/content.xml><?xml version="1.0" encoding="utf-8"?>
<math xmlns="http://www.w3.org/1998/Math/MathML" display="block">
  <semantics>
    <mrow>
      <mrow>
        <msub>
          <mi>y</mi>
          <mn>6</mn>
        </msub>
        <mo stretchy="false">=</mo>
        <mi>Q</mi>
      </mrow>
      <mn>2</mn>
      <mi>'</mi>
      <mi>Q</mi>
      <mn>4</mn>
      <mrow>
        <mi>'</mi>
        <mo stretchy="false">+</mo>
        <mi>Q</mi>
      </mrow>
      <mrow>
        <mn>3</mn>
        <mo stretchy="false">+</mo>
        <mi>Q</mi>
      </mrow>
      <mn>2</mn>
      <mi>Q</mi>
      <mrow>
        <mn>4</mn>
        <mo stretchy="false">+</mo>
        <mi>Q</mi>
      </mrow>
      <mn>1</mn>
    </mrow>
    <annotation encoding="StarMath 5.0">y_{ 6 } = Q2'Q4' + Q3 + Q2Q4 + Q1</annotation>
  </semantics>
</math>
</file>

<file path=Object 44/content.xml><?xml version="1.0" encoding="utf-8"?>
<math xmlns="http://www.w3.org/1998/Math/MathML" display="block">
  <semantics>
    <mrow>
      <mrow>
        <msub>
          <mi>y</mi>
          <mn>7</mn>
        </msub>
        <mo stretchy="false">=</mo>
        <mi>Q</mi>
      </mrow>
      <mn>2</mn>
      <mi>'</mi>
      <mi>Q</mi>
      <mrow>
        <mn>3</mn>
        <mo stretchy="false">+</mo>
        <mi>Q</mi>
      </mrow>
      <mn>2</mn>
      <mi>Q</mi>
      <mn>3</mn>
      <mrow>
        <mi>'</mi>
        <mo stretchy="false">+</mo>
        <mi>Q</mi>
      </mrow>
      <mrow>
        <mn>1</mn>
        <mo stretchy="false">+</mo>
        <mi>Q</mi>
      </mrow>
      <mn>3</mn>
      <mi>Q</mi>
      <mn>4</mn>
      <mi>'</mi>
    </mrow>
    <annotation encoding="StarMath 5.0">y_{ 7 } = Q2'Q3 + Q2Q3' + Q1 + Q3Q4'</annotation>
  </semantics>
</math>
</file>

<file path=Object 45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46/content.xml><?xml version="1.0" encoding="utf-8"?>
<math xmlns="http://www.w3.org/1998/Math/MathML" display="block">
  <semantics>
    <msub>
      <mi>Q</mi>
      <mn>2</mn>
    </msub>
    <annotation encoding="StarMath 5.0">Q_{ 2 }</annotation>
  </semantics>
</math>
</file>

<file path=Object 47/content.xml><?xml version="1.0" encoding="utf-8"?>
<math xmlns="http://www.w3.org/1998/Math/MathML" display="block">
  <semantics>
    <msub>
      <mi>Q</mi>
      <mn>3</mn>
    </msub>
    <annotation encoding="StarMath 5.0">Q_{ 3 }</annotation>
  </semantics>
</math>
</file>

<file path=Object 48/content.xml><?xml version="1.0" encoding="utf-8"?>
<math xmlns="http://www.w3.org/1998/Math/MathML" display="block">
  <semantics>
    <mover accent="true">
      <msub>
        <mi>Q</mi>
        <mn>4</mn>
      </msub>
      <mo>¯</mo>
    </mover>
    <annotation encoding="StarMath 5.0">overline{ Q_{ 4 } }</annotation>
  </semantics>
</math>
</file>

<file path=Object 49/content.xml><?xml version="1.0" encoding="utf-8"?>
<math xmlns="http://www.w3.org/1998/Math/MathML" display="block">
  <semantics>
    <mover accent="true">
      <msub>
        <mi>Q</mi>
        <mn>3</mn>
      </msub>
      <mo>¯</mo>
    </mover>
    <annotation encoding="StarMath 5.0">overline{ Q_{ 3 } }</annotation>
  </semantics>
</math>
</file>

<file path=Object 5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50/content.xml><?xml version="1.0" encoding="utf-8"?>
<math xmlns="http://www.w3.org/1998/Math/MathML" display="block">
  <semantics>
    <mover accent="true">
      <msub>
        <mi>Q</mi>
        <mn>1</mn>
      </msub>
      <mo>¯</mo>
    </mover>
    <annotation encoding="StarMath 5.0">overline{ Q_{ 1 } }</annotation>
  </semantics>
</math>
</file>

<file path=Object 51/content.xml><?xml version="1.0" encoding="utf-8"?>
<math xmlns="http://www.w3.org/1998/Math/MathML" display="block">
  <semantics>
    <mover accent="true">
      <msub>
        <mi>Q</mi>
        <mn>2</mn>
      </msub>
      <mo>¯</mo>
    </mover>
    <annotation encoding="StarMath 5.0">overline{ Q_{ 2 } }</annotation>
  </semantics>
</math>
</file>

<file path=Object 52/content.xml><?xml version="1.0" encoding="utf-8"?>
<math xmlns="http://www.w3.org/1998/Math/MathML" display="block">
  <semantics>
    <mi>Z</mi>
    <annotation encoding="StarMath 5.0">Z</annotation>
  </semantics>
</math>
</file>

<file path=Object 53/content.xml><?xml version="1.0" encoding="utf-8"?>
<math xmlns="http://www.w3.org/1998/Math/MathML" display="block">
  <semantics>
    <msub>
      <mi>Q</mi>
      <mn>4</mn>
    </msub>
    <annotation encoding="StarMath 5.0">Q_{ 4 }</annotation>
  </semantics>
</math>
</file>

<file path=Object 54/content.xml><?xml version="1.0" encoding="utf-8"?>
<math xmlns="http://www.w3.org/1998/Math/MathML" display="block">
  <semantics>
    <msub>
      <mi>Q</mi>
      <mn>1</mn>
    </msub>
    <annotation encoding="StarMath 5.0">Q_{ 1 }</annotation>
  </semantics>
</math>
</file>

<file path=Object 55/content.xml><?xml version="1.0" encoding="utf-8"?>
<math xmlns="http://www.w3.org/1998/Math/MathML" display="block">
  <semantics>
    <mover accent="true">
      <msub>
        <mi>Q</mi>
        <mn>3</mn>
      </msub>
      <mo>¯</mo>
    </mover>
    <annotation encoding="StarMath 5.0">overline{ Q_{ 3 } }</annotation>
  </semantics>
</math>
</file>

<file path=Object 56/content.xml><?xml version="1.0" encoding="utf-8"?>
<math xmlns="http://www.w3.org/1998/Math/MathML" display="block">
  <semantics>
    <mover accent="true">
      <msub>
        <mi>Q</mi>
        <mn>4</mn>
      </msub>
      <mo>¯</mo>
    </mover>
    <annotation encoding="StarMath 5.0">overline{ Q_{ 4 } }</annotation>
  </semantics>
</math>
</file>

<file path=Object 57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58/content.xml><?xml version="1.0" encoding="utf-8"?>
<math xmlns="http://www.w3.org/1998/Math/MathML" display="block">
  <semantics>
    <mi>Z</mi>
    <annotation encoding="StarMath 5.0">Z</annotation>
  </semantics>
</math>
</file>

<file path=Object 59/content.xml><?xml version="1.0" encoding="utf-8"?>
<math xmlns="http://www.w3.org/1998/Math/MathML" display="block">
  <semantics>
    <mover accent="true">
      <msub>
        <mi>Q</mi>
        <mn>2</mn>
      </msub>
      <mo>¯</mo>
    </mover>
    <annotation encoding="StarMath 5.0">overline{ Q_{ 2 } }</annotation>
  </semantics>
</math>
</file>

<file path=Object 6/content.xml><?xml version="1.0" encoding="utf-8"?>
<math xmlns="http://www.w3.org/1998/Math/MathML" display="block">
  <semantics>
    <msub>
      <mi>D</mi>
      <mn>2</mn>
    </msub>
    <annotation encoding="StarMath 5.0">D_{2}</annotation>
  </semantics>
</math>
</file>

<file path=Object 60/content.xml><?xml version="1.0" encoding="utf-8"?>
<math xmlns="http://www.w3.org/1998/Math/MathML" display="block">
  <semantics>
    <msub>
      <mi>Q</mi>
      <mn>4</mn>
    </msub>
    <annotation encoding="StarMath 5.0">Q_{ 4 }</annotation>
  </semantics>
</math>
</file>

<file path=Object 61/content.xml><?xml version="1.0" encoding="utf-8"?>
<math xmlns="http://www.w3.org/1998/Math/MathML" display="block">
  <semantics>
    <mover accent="true">
      <msub>
        <mi>Q</mi>
        <mn>1</mn>
      </msub>
      <mo>¯</mo>
    </mover>
    <annotation encoding="StarMath 5.0">overline{ Q_{ 1 } }</annotation>
  </semantics>
</math>
</file>

<file path=Object 62/content.xml><?xml version="1.0" encoding="utf-8"?>
<math xmlns="http://www.w3.org/1998/Math/MathML" display="block">
  <semantics>
    <msub>
      <mi>Q</mi>
      <mn>3</mn>
    </msub>
    <annotation encoding="StarMath 5.0">Q_{ 3 }</annotation>
  </semantics>
</math>
</file>

<file path=Object 63/content.xml><?xml version="1.0" encoding="utf-8"?>
<math xmlns="http://www.w3.org/1998/Math/MathML" display="block">
  <semantics>
    <msub>
      <mi>Q</mi>
      <mn>2</mn>
    </msub>
    <annotation encoding="StarMath 5.0">Q_{ 2 }</annotation>
  </semantics>
</math>
</file>

<file path=Object 64/content.xml><?xml version="1.0" encoding="utf-8"?>
<math xmlns="http://www.w3.org/1998/Math/MathML" display="block">
  <semantics>
    <msub>
      <mi>Q</mi>
      <mn>1</mn>
    </msub>
    <annotation encoding="StarMath 5.0">Q_{ 1 }</annotation>
  </semantics>
</math>
</file>

<file path=Object 65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66/content.xml><?xml version="1.0" encoding="utf-8"?>
<math xmlns="http://www.w3.org/1998/Math/MathML" display="block">
  <semantics>
    <mi>Z</mi>
    <annotation encoding="StarMath 5.0">Z</annotation>
  </semantics>
</math>
</file>

<file path=Object 67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68/content.xml><?xml version="1.0" encoding="utf-8"?>
<math xmlns="http://www.w3.org/1998/Math/MathML" display="block">
  <semantics>
    <mi>Z</mi>
    <annotation encoding="StarMath 5.0">Z</annotation>
  </semantics>
</math>
</file>

<file path=Object 69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/content.xml><?xml version="1.0" encoding="utf-8"?>
<math xmlns="http://www.w3.org/1998/Math/MathML" display="block">
  <semantics>
    <mrow>
      <msub>
        <mi>Q</mi>
        <mn>3</mn>
      </msub>
      <msub>
        <mi>Q</mi>
        <mn>4</mn>
      </msub>
      <mi>Z</mi>
    </mrow>
    <annotation encoding="StarMath 5.0">Q_{3} Q_{4} Z</annotation>
  </semantics>
</math>
</file>

<file path=Object 70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1/content.xml><?xml version="1.0" encoding="utf-8"?>
<math xmlns="http://www.w3.org/1998/Math/MathML" display="block">
  <semantics>
    <mi>Z</mi>
    <annotation encoding="StarMath 5.0">Z</annotation>
  </semantics>
</math>
</file>

<file path=Object 72/content.xml><?xml version="1.0" encoding="utf-8"?>
<math xmlns="http://www.w3.org/1998/Math/MathML" display="block">
  <semantics>
    <mi>Z</mi>
    <annotation encoding="StarMath 5.0">Z</annotation>
  </semantics>
</math>
</file>

<file path=Object 73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4/content.xml><?xml version="1.0" encoding="utf-8"?>
<math xmlns="http://www.w3.org/1998/Math/MathML" display="block">
  <semantics>
    <mi>Z</mi>
    <annotation encoding="StarMath 5.0">Z</annotation>
  </semantics>
</math>
</file>

<file path=Object 75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6/content.xml><?xml version="1.0" encoding="utf-8"?>
<math xmlns="http://www.w3.org/1998/Math/MathML" display="block">
  <semantics>
    <mi>Z</mi>
    <annotation encoding="StarMath 5.0">Z</annotation>
  </semantics>
</math>
</file>

<file path=Object 77/content.xml><?xml version="1.0" encoding="utf-8"?>
<math xmlns="http://www.w3.org/1998/Math/MathML" display="block">
  <semantics>
    <mover accent="true">
      <mi>Z</mi>
      <mo>¯</mo>
    </mover>
    <annotation encoding="StarMath 5.0">overline{ Z }</annotation>
  </semantics>
</math>
</file>

<file path=Object 78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row>
      <msub>
        <mi>Q</mi>
        <mn>1</mn>
      </msub>
      <msub>
        <mi>Q</mi>
        <mn>2</mn>
      </msub>
    </mrow>
    <annotation encoding="StarMath 5.0">Q_{1} Q_{2}
</annotation>
  </semantics>
</math>
</file>

<file path=Object 9/content.xml><?xml version="1.0" encoding="utf-8"?>
<math xmlns="http://www.w3.org/1998/Math/MathML" display="block">
  <semantics>
    <msub>
      <mi>D</mi>
      <mn>3</mn>
    </msub>
    <annotation encoding="StarMath 5.0">D_{3}</annotation>
  </semantics>
</math>
</file>